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809in" style:rel-column-width="2605*"/>
    </style:style>
    <style:style style:name="Table1.B" style:family="table-column">
      <style:table-column-properties style:column-width="4.884in" style:rel-column-width="7033*"/>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78423" officeooo:paragraph-rsid="001ff9d3" fo:background-color="#ffff00"/>
    </style:style>
    <style:style style:name="P2" style:family="paragraph" style:parent-style-name="Standard">
      <style:text-properties officeooo:paragraph-rsid="002220d6"/>
    </style:style>
    <style:style style:name="P3" style:family="paragraph" style:parent-style-name="Standard">
      <style:text-properties fo:language="en" fo:country="US" officeooo:rsid="00138feb" officeooo:paragraph-rsid="0022b8ce" fo:background-color="transparent"/>
    </style:style>
    <style:style style:name="P4" style:family="paragraph" style:parent-style-name="Standard">
      <style:text-properties fo:language="en" fo:country="US" officeooo:rsid="0022b8ce" officeooo:paragraph-rsid="0022b8ce" fo:background-color="transparent"/>
    </style:style>
    <style:style style:name="P5" style:family="paragraph" style:parent-style-name="Standard">
      <style:text-properties fo:language="en" fo:country="US" officeooo:rsid="001ff9d3" officeooo:paragraph-rsid="001ff9d3" fo:background-color="transparent"/>
    </style:style>
    <style:style style:name="P6" style:family="paragraph" style:parent-style-name="Standard">
      <style:text-properties fo:language="en" fo:country="US" officeooo:rsid="001ff9d3" officeooo:paragraph-rsid="0022b8ce" fo:background-color="transparent"/>
    </style:style>
    <style:style style:name="P7" style:family="paragraph" style:parent-style-name="Standard">
      <style:text-properties fo:language="en" fo:country="US" officeooo:rsid="0020bc23" officeooo:paragraph-rsid="0020bc23" fo:background-color="transparent"/>
    </style:style>
    <style:style style:name="P8" style:family="paragraph" style:parent-style-name="Standard">
      <style:text-properties fo:language="en" fo:country="US" officeooo:rsid="0020bc23" officeooo:paragraph-rsid="0022b8ce" fo:background-color="transparent"/>
    </style:style>
    <style:style style:name="P9" style:family="paragraph" style:parent-style-name="Standard">
      <style:text-properties fo:language="en" fo:country="US" fo:font-weight="bold" officeooo:rsid="00138feb" officeooo:paragraph-rsid="0022b8ce" fo:background-color="transparent" style:font-weight-asian="bold" style:font-weight-complex="bold"/>
    </style:style>
    <style:style style:name="P10" style:family="paragraph" style:parent-style-name="Standard">
      <style:text-properties fo:language="en" fo:country="US" fo:font-weight="bold" officeooo:rsid="0022b8ce" officeooo:paragraph-rsid="0022b8ce" fo:background-color="transparent" style:font-weight-asian="bold" style:font-weight-complex="bold"/>
    </style:style>
    <style:style style:name="P11" style:family="paragraph" style:parent-style-name="Standard">
      <style:text-properties fo:language="en" fo:country="US" fo:font-weight="bold" officeooo:paragraph-rsid="0020bc23"/>
    </style:style>
    <style:style style:name="P12" style:family="paragraph" style:parent-style-name="Standard">
      <style:text-properties fo:language="en" fo:country="US" officeooo:rsid="00078423" officeooo:paragraph-rsid="001ff9d3" fo:background-color="#ffff00"/>
    </style:style>
    <style:style style:name="P13" style:family="paragraph" style:parent-style-name="Standard">
      <style:text-properties fo:language="en" fo:country="US" officeooo:paragraph-rsid="0022b8ce"/>
    </style:style>
    <style:style style:name="P14" style:family="paragraph" style:parent-style-name="Standard">
      <style:text-properties fo:language="en" fo:country="US" officeooo:paragraph-rsid="0020bc23"/>
    </style:style>
    <style:style style:name="P15" style:family="paragraph" style:parent-style-name="Standard">
      <style:text-properties officeooo:paragraph-rsid="0022b8ce"/>
    </style:style>
    <style:style style:name="P16" style:family="paragraph" style:parent-style-name="Table_20_Contents">
      <style:text-properties fo:color="#ff0000" officeooo:rsid="000acece" officeooo:paragraph-rsid="0023144a"/>
    </style:style>
    <style:style style:name="P17" style:family="paragraph" style:parent-style-name="Standard">
      <style:text-properties fo:language="en" fo:country="US" fo:font-weight="bold" officeooo:rsid="0022b8ce" officeooo:paragraph-rsid="0022b8ce" fo:background-color="transparent" style:font-weight-asian="bold" style:font-weight-complex="bold"/>
    </style:style>
    <style:style style:name="P18" style:family="paragraph" style:parent-style-name="Standard">
      <style:text-properties fo:language="en" fo:country="US" fo:font-weight="bold" officeooo:rsid="0022b8ce" officeooo:paragraph-rsid="0023144a" fo:background-color="transparent" style:font-weight-asian="bold" style:font-weight-complex="bold"/>
    </style:style>
    <style:style style:name="P19" style:family="paragraph" style:parent-style-name="Standard">
      <style:text-properties fo:language="en" fo:country="US" fo:font-weight="bold" officeooo:rsid="0013fd09" officeooo:paragraph-rsid="0023144a" fo:background-color="transparent" style:font-weight-asian="bold" style:font-weight-complex="bold"/>
    </style:style>
    <style:style style:name="P20" style:family="paragraph" style:parent-style-name="Standard">
      <style:text-properties fo:language="en" fo:country="US" fo:font-weight="bold" officeooo:rsid="0023144a" officeooo:paragraph-rsid="0023144a" fo:background-color="transparent" style:font-weight-asian="bold" style:font-weight-complex="bold"/>
    </style:style>
    <style:style style:name="P21" style:family="paragraph" style:parent-style-name="Standard">
      <style:text-properties fo:language="en" fo:country="US" fo:font-weight="bold" officeooo:rsid="000acece" officeooo:paragraph-rsid="0023144a" fo:background-color="transparent" style:font-weight-asian="bold" style:font-weight-complex="bold"/>
    </style:style>
    <style:style style:name="P22" style:family="paragraph" style:parent-style-name="Standard">
      <style:text-properties fo:language="en" fo:country="US" officeooo:rsid="00138feb" officeooo:paragraph-rsid="0023144a" fo:background-color="transparent"/>
    </style:style>
    <style:style style:name="P23" style:family="paragraph" style:parent-style-name="Standard">
      <style:text-properties fo:language="en" fo:country="US" officeooo:rsid="000acece" officeooo:paragraph-rsid="0023144a" fo:background-color="transparent"/>
    </style:style>
    <style:style style:name="P24" style:family="paragraph" style:parent-style-name="Standard">
      <style:text-properties fo:language="en" fo:country="US" officeooo:rsid="000e6c6d" officeooo:paragraph-rsid="0023144a" fo:background-color="transparent"/>
    </style:style>
    <style:style style:name="P25" style:family="paragraph" style:parent-style-name="Standard">
      <style:text-properties fo:language="en" fo:country="US" officeooo:rsid="0020bc23" officeooo:paragraph-rsid="0022b8ce" fo:background-color="transparent"/>
    </style:style>
    <style:style style:name="P26" style:family="paragraph" style:parent-style-name="Standard">
      <style:text-properties fo:language="en" fo:country="US" officeooo:rsid="0020bc23" officeooo:paragraph-rsid="0023144a" fo:background-color="transparent"/>
    </style:style>
    <style:style style:name="P27" style:family="paragraph" style:parent-style-name="Standard">
      <style:text-properties fo:language="en" fo:country="US" officeooo:rsid="001ff9d3" officeooo:paragraph-rsid="0023144a" fo:background-color="transparent"/>
    </style:style>
    <style:style style:name="P28" style:family="paragraph" style:parent-style-name="Standard">
      <style:text-properties fo:language="en" fo:country="US" officeooo:rsid="00078423" officeooo:paragraph-rsid="001ff9d3" fo:background-color="#ffff00"/>
    </style:style>
    <style:style style:name="P29" style:family="paragraph" style:parent-style-name="Standard">
      <style:text-properties fo:color="#000000" fo:language="en" fo:country="US" style:text-underline-style="none" fo:font-weight="bold" officeooo:rsid="0013fd09" officeooo:paragraph-rsid="0023144a" fo:background-color="transparent" style:font-weight-asian="bold" style:font-weight-complex="bold"/>
    </style:style>
    <style:style style:name="P30" style:family="paragraph" style:parent-style-name="Standard">
      <style:text-properties fo:color="#ff3333" fo:language="en" fo:country="US" officeooo:rsid="000e6c6d" officeooo:paragraph-rsid="0023144a" fo:background-color="transparent"/>
    </style:style>
    <style:style style:name="P31" style:family="paragraph" style:parent-style-name="Standard">
      <style:text-properties fo:color="#ff3333" fo:language="en" fo:country="US" style:text-underline-style="none" fo:font-weight="normal" officeooo:rsid="000e6c6d" officeooo:paragraph-rsid="0023144a" fo:background-color="transparent" style:font-weight-asian="normal" style:font-weight-complex="normal"/>
    </style:style>
    <style:style style:name="P32" style:family="paragraph" style:parent-style-name="Standard">
      <style:text-properties officeooo:rsid="00063cda" officeooo:paragraph-rsid="0023144a"/>
    </style:style>
    <style:style style:name="P33" style:family="paragraph" style:parent-style-name="Standard">
      <style:text-properties fo:color="#ff0000" fo:language="en" fo:country="US" officeooo:rsid="001ff9d3" officeooo:paragraph-rsid="0023144a" fo:background-color="transparent"/>
    </style:style>
    <style:style style:name="P34" style:family="paragraph" style:parent-style-name="Standard">
      <style:text-properties fo:color="#ff0000" fo:language="en" fo:country="US" officeooo:rsid="0020bc23" officeooo:paragraph-rsid="0023144a" fo:background-color="transparent"/>
    </style:style>
    <style:style style:name="P35" style:family="paragraph" style:parent-style-name="Standard">
      <style:text-properties fo:color="#ff0000" fo:language="en" fo:country="US" officeooo:rsid="000e6c6d" officeooo:paragraph-rsid="0023144a" fo:background-color="transparent"/>
    </style:style>
    <style:style style:name="T1" style:family="text">
      <style:text-properties officeooo:rsid="0020bc23"/>
    </style:style>
    <style:style style:name="T2" style:family="text">
      <style:text-properties officeooo:rsid="002220d6"/>
    </style:style>
    <style:style style:name="T3" style:family="text">
      <style:text-properties officeooo:rsid="002220d6" fo:background-color="transparent" loext:char-shading-value="0"/>
    </style:style>
    <style:style style:name="T4" style:family="text">
      <style:text-properties officeooo:rsid="0020bc23" fo:background-color="transparent" loext:char-shading-value="0"/>
    </style:style>
    <style:style style:name="T5" style:family="text">
      <style:text-properties fo:language="en" fo:country="US"/>
    </style:style>
    <style:style style:name="T6" style:family="text">
      <style:text-properties fo:language="en" fo:country="US" fo:background-color="transparent" loext:char-shading-value="0"/>
    </style:style>
    <style:style style:name="T7" style:family="text">
      <style:text-properties fo:language="en" fo:country="US" officeooo:rsid="002220d6" fo:background-color="transparent" loext:char-shading-value="0"/>
    </style:style>
    <style:style style:name="T8" style:family="text">
      <style:text-properties officeooo:rsid="0022b8ce"/>
    </style:style>
    <style:style style:name="T9" style:family="text">
      <style:text-properties fo:color="#ff3333"/>
    </style:style>
    <style:style style:name="T10" style:family="text">
      <style:text-properties fo:color="#ff3333" officeooo:rsid="002220d6"/>
    </style:style>
    <style:style style:name="T11" style:family="text">
      <style:text-properties fo:color="#ff3333" officeooo:rsid="0020bc23"/>
    </style:style>
    <style:style style:name="T12" style:family="text">
      <style:text-properties fo:color="#ff3333" officeooo:rsid="0020bc23" fo:background-color="transparent" loext:char-shading-value="0"/>
    </style:style>
    <style:style style:name="T13" style:family="text">
      <style:text-properties fo:color="#ff3333" officeooo:rsid="0022b8ce" fo:background-color="transparent" loext:char-shading-value="0"/>
    </style:style>
    <style:style style:name="T14" style:family="text">
      <style:text-properties fo:color="#ff3333" officeooo:rsid="0023144a"/>
    </style:style>
    <style:style style:name="T15" style:family="text">
      <style:text-properties fo:color="#ff3333" officeooo:rsid="0022b8ce"/>
    </style:style>
    <style:style style:name="T16" style:family="text">
      <style:text-properties fo:font-weight="bold"/>
    </style:style>
    <style:style style:name="T17" style:family="text">
      <style:text-properties fo:font-weight="bold" style:font-weight-asian="bold" style:font-weight-complex="bold"/>
    </style:style>
    <style:style style:name="T18" style:family="text">
      <style:text-properties fo:font-weight="bold" officeooo:rsid="0022b8ce" style:font-weight-asian="bold" style:font-weight-complex="bold"/>
    </style:style>
    <style:style style:name="T19" style:family="text">
      <style:text-properties fo:font-weight="bold" officeooo:rsid="0022b8ce"/>
    </style:style>
    <style:style style:name="T20" style:family="text">
      <style:text-properties fo:color="#000000"/>
    </style:style>
    <style:style style:name="T21" style:family="text">
      <style:text-properties fo:color="#000000" officeooo:rsid="002220d6"/>
    </style:style>
    <style:style style:name="T22" style:family="text">
      <style:text-properties fo:font-style="italic" officeooo:rsid="0023144a" style:font-style-asian="italic" style:font-style-complex="italic"/>
    </style:style>
    <style:style style:name="T23" style:family="text">
      <style:text-properties style:text-underline-style="solid" style:text-underline-width="auto" style:text-underline-color="font-color"/>
    </style:style>
    <style:style style:name="T24" style:family="text">
      <style:text-properties fo:font-weight="normal" style:font-weight-asian="normal" style:font-weight-complex="normal"/>
    </style:style>
    <style:style style:name="T25" style:family="text">
      <style:text-properties fo:font-weight="normal" officeooo:rsid="0022b8ce" style:font-weight-asian="normal" style:font-weight-complex="normal"/>
    </style:style>
    <style:style style:name="T26" style:family="text">
      <style:text-properties officeooo:rsid="0023144a"/>
    </style:style>
    <style:style style:name="T27" style:family="text">
      <style:text-properties fo:color="#ff0000"/>
    </style:style>
    <style:style style:name="T28" style:family="text">
      <style:text-properties fo:color="#ff0000" officeooo:rsid="0023144a"/>
    </style:style>
    <style:style style:name="T29" style:family="text">
      <style:text-properties officeooo:rsid="0022b8ce" fo:background-color="#ffff00" loext:char-shading-value="0"/>
    </style:style>
    <style:style style:name="T30" style:family="text">
      <style:text-properties officeooo:rsid="0023144a" fo:background-color="#ffff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17">STUDENT GRID<text:tab/><text:tab/> <text:s text:c="10"/></text:span>LISTENING COMPREHENSION: <text:span text:style-name="T22">Des Places Residence Hall</text:span></text:p>
      <text:p text:style-name="P22"/>
      <text:p text:style-name="P23"><text:span text:style-name="T23">Goal 1</text:span>: complete the grid with as many details as possible</text:p>
      <text:p text:style-name="P23"><text:span text:style-name="T23">Goal 2</text:span>: make a list of new words and find a synonym or definition in English</text:p>
      <text:p text:style-name="P23"><text:span text:style-name="T23">Goal 3</text:span>: give a summary of the video in English to your classmates</text:p>
      <text:p text:style-name="P23"/>
      <text:p text:style-name="P21">Help!</text:p>
      <text:p text:style-name="P24"><text:span text:style-name="Emphasis">*</text:span><text:span text:style-name="Emphasis"><text:span text:style-name="T2">HVAC = </text:span></text:span><text:span text:style-name="Emphasis">Heating, Ventilation and Air Conditioning</text:span></text:p>
      <text:p text:style-name="P26"><text:span text:style-name="Emphasis"><text:span text:style-name="T2">*1 kva = kilo-volt-ampere</text:span></text:span></text:p>
      <text:p text:style-name="P26"><text:span text:style-name="Emphasis"><text:span text:style-name="T24">*</text:span></text:span><text:span text:style-name="Emphasis"><text:span text:style-name="T25">Low-e glass = </text:span></text:span><text:span text:style-name="Emphasis"><text:span text:style-name="T24">low thermal emissivity</text:span></text:span></text:p>
      <text:p text:style-name="P24"/>
      <table:table table:name="Table1" table:style-name="Table1">
        <table:table-column table:style-name="Table1.A"/>
        <table:table-column table:style-name="Table1.B"/>
        <table:table-row>
          <table:table-cell table:style-name="Table1.A1" office:value-type="string">
            <text:p text:style-name="P18">Des Place <text:span text:style-name="T26">residence hall </text:span>facts:</text:p>
          </table:table-cell>
          <table:table-cell table:style-name="Table1.B1" office:value-type="string">
            <text:p text:style-name="P33">-newest residence hall</text:p>
            <text:p text:style-name="P33">-a twelve story building</text:p>
            <text:p text:style-name="P33">-houses approximately 430 upperclassmen students</text:p>
            <text:p text:style-name="P33">- LEED certified Gold building</text:p>
          </table:table-cell>
        </table:table-row>
        <table:table-row>
          <table:table-cell table:style-name="Table1.A2" office:value-type="string">
            <text:p text:style-name="P18"><text:span text:style-name="T26">Location / building h</text:span>istory:</text:p>
          </table:table-cell>
          <table:table-cell table:style-name="Table1.B2" office:value-type="string">
            <text:p text:style-name="P33"><text:span text:style-name="T26">- built on the </text:span>same exact site <text:span text:style-name="T26">as an</text:span> old <text:span text:style-name="T26">academic </text:span>building</text:p>
            <text:p text:style-name="P33"><text:span text:style-name="T26">- it</text:span> was over 100 years old <text:span text:style-name="T26">when torn down</text:span></text:p>
            <text:p text:style-name="P16"/>
          </table:table-cell>
        </table:table-row>
        <table:table-row>
          <table:table-cell table:style-name="Table1.A2" office:value-type="string">
            <text:p text:style-name="P18">Construction fact:</text:p>
          </table:table-cell>
          <table:table-cell table:style-name="Table1.B2" office:value-type="string">
            <text:p text:style-name="P33">components of the <text:span text:style-name="T26">old </text:span>building <text:span text:style-name="T26">were recycled like </text:span>all the brick and mortar:</text:p>
            <text:p text:style-name="P33">→ <text:span text:style-name="T26">ground</text:span> it all up and used it for the foundation and engineer<text:span text:style-name="T2">ed</text:span> fill for th<text:span text:style-name="T26">e</text:span> <text:span text:style-name="T26">(side) </text:span>walk</text:p>
            <text:p text:style-name="P35"/>
          </table:table-cell>
        </table:table-row>
        <table:table-row>
          <table:table-cell table:style-name="Table1.A2" office:value-type="string">
            <text:p text:style-name="P18">HVAC function:</text:p>
          </table:table-cell>
          <table:table-cell table:style-name="Table1.B2" office:value-type="string">
            <text:p text:style-name="P33">takes all the exhaust <text:span text:style-name="T1">for the building through a heat wheel which pre-heats or pre-cools the outside air which is then supplied down as fresh air into the building. </text:span></text:p>
            <text:p text:style-name="P35"/>
          </table:table-cell>
        </table:table-row>
        <table:table-row>
          <table:table-cell table:style-name="Table1.A2" office:value-type="string">
            <text:p text:style-name="P18">Roof features:</text:p>
          </table:table-cell>
          <table:table-cell table:style-name="Table1.B2" office:value-type="string">
            <text:p text:style-name="P34"><text:span text:style-name="T26">On the 1</text:span>2th floor roof <text:span text:style-name="T26">there is a </text:span><text:s/>10 <text:span text:style-name="T2">kva*</text:span> solar panel system which helps produce energy for the building</text:p>
          </table:table-cell>
        </table:table-row>
        <table:table-row>
          <table:table-cell table:style-name="Table1.A2" office:value-type="string">
            <text:p text:style-name="P18">Energy features <text:span text:style-name="T26">(4)</text:span>:</text:p>
          </table:table-cell>
          <table:table-cell table:style-name="Table1.B2" office:value-type="string">
            <text:p text:style-name="P34">- a very energy efficient <text:span text:style-name="T2">HVAC</text:span> system</text:p>
            <text:p text:style-name="P34">- steam and chilled water <text:span text:style-name="T26">come </text:span>from the central plant instead of having the equipment be stand alone</text:p>
            <text:p text:style-name="P34">- low-E <text:span text:style-name="T8">G</text:span>lass windows*,</text:p>
            <text:p text:style-name="P34">- the windows are also operable </text:p>
          </table:table-cell>
        </table:table-row>
        <table:table-row>
          <table:table-cell table:style-name="Table1.A2" office:value-type="string">
            <text:p text:style-name="P18">Room features:</text:p>
          </table:table-cell>
          <table:table-cell table:style-name="Table1.B2" office:value-type="string">
            <text:p text:style-name="P34">- <text:span text:style-name="T26">rooms are </text:span>suite style</text:p>
            <text:p text:style-name="P34">- <text:span text:style-name="T26">1, </text:span>2 and 3 <text:span text:style-name="T26">bedrooms per suite</text:span></text:p>
            <text:p text:style-name="P34"><text:span text:style-name="T26">- each suite has</text:span> <text:span text:style-name="T26">its</text:span> own sinks, toilets and showers</text:p>
            <text:p text:style-name="P34">- motion sensor to turn the lights off and on</text:p>
            <text:p text:style-name="P34">- <text:span text:style-name="T2">HVAC</text:span> unit has motion sensors</text:p>
          </table:table-cell>
        </table:table-row>
        <table:table-row>
          <table:table-cell table:style-name="Table1.A2" office:value-type="string">
            <text:p text:style-name="P20">Other <text:span text:style-name="T8">green amenities /</text:span> features on the floors &amp; building<text:span text:style-name="T8">:</text:span></text:p>
          </table:table-cell>
          <table:table-cell table:style-name="Table1.B2" office:value-type="string">
            <text:p text:style-name="P34">- <text:span text:style-name="T26">e</text:span>ach floor has a built-in recycle shoot</text:p>
            <text:p text:style-name="P34">- each floor has a Brita hydration station <text:span text:style-name="T26">for</text:span> chilled filtered water</text:p>
            <text:p text:style-name="P34">- <text:span text:style-name="T26">a</text:span>ll of the interior lighting is florescent</text:p>
            <text:p text:style-name="P34">- all of the exterior lighting is LED</text:p>
            <text:p text:style-name="P34">- <text:s/>all the plants selected for landscaping use minim<text:span text:style-name="T2">um</text:span> water. </text:p>
            <text:p text:style-name="P34">- outside <text:span text:style-name="T2">lockable bicycle</text:span> storage <text:span text:style-name="T26">&amp; </text:span>an indoor bicycle storage</text:p>
            <text:p text:style-name="P34">- you can access from the outside with your ID card</text:p>
            <text:p text:style-name="P34">- <text:span text:style-name="T26">i</text:span>n the main lobby the original <text:span text:style-name="T2">lime </text:span>stone and brick <text:span text:style-name="T2">stone</text:span>, date-stone <text:span text:style-name="T26">are reused from the old building</text:span></text:p>
          </table:table-cell>
        </table:table-row>
      </table:table>
      <text:p text:style-name="P23"/>
      <text:p text:style-name="P29"><text:soft-page-break/>→ Now use your notes to write a 100-word summary of the video. Try to use synonyms/ your own words when possible instead of repeating from the video.</text:p>
      <text:p text:style-name="P32"/>
      <text:p text:style-name="P32"/>
      <text:p text:style-name="P29"/>
      <text:p text:style-name="P27"><text:span text:style-name="T18">TRANSCRIPT: </text:span><text:span text:style-name="T8">Duquesne University: Des Place Residence Hall</text:span></text:p>
      <text:p text:style-name="P1"><text:a xlink:type="simple" xlink:href="https://www.youtube.com/watch?v=Hl7KoxAng4I"><text:span text:style-name="T6">https://www.youtube.com/watch?v=Hl7KoxAng4I</text:span></text:a></text:p>
      <text:p text:style-name="P12"/>
      <text:p text:style-name="P6">Hello, I'm Mark Minoski, Director, Design and Construction, Duquesne University. I'm standing in front of our newest residence hall, Des Place. It's a twelve story building which houses approximately 430 upperclassmen students. It <text:span text:style-name="T2">i</text:span>s a LEED certified Gold building. <text:span text:style-name="T2">And j</text:span>ust to give you a little brief history <text:span text:style-name="T2">of</text:span> the planning for the building is on th<text:span text:style-name="T2">is</text:span> same exact site was an old building, was over 100 years old, was an academic building. It was time for it to come down. So what we decided to do is we would demolish the building and recycle all the components of the building. So we were able to recycle all the brick and mortar, grind it all up and we used it for the foundation and engineer<text:span text:style-name="T2">ed</text:span> fill for this walk we're standing on here today.</text:p>
      <text:p text:style-name="P6"/>
      <text:p text:style-name="P6">ENERGY MANAGEMENT</text:p>
      <text:p text:style-name="P6"/>
      <text:p text:style-name="P6">On top of the building we have what we call an energy recovery <text:span text:style-name="T2">HVAC*</text:span> unit. What that does is it takes all the exhaust here <text:span text:style-name="T1">for the building through a heat wheel which pre-heats or pre-cools the outside air which is supplied down as fresh air into the building. </text:span></text:p>
      <text:p text:style-name="P6"/>
      <text:p text:style-name="P15"><text:span text:style-name="T7">*HVAC = </text:span><text:span text:style-name="T5">Heating, Ventilation and </text:span><text:span text:style-name="Emphasis"><text:span text:style-name="T5">Air Conditioning</text:span></text:span></text:p>
      <text:p text:style-name="P6"/>
      <text:p text:style-name="P8">Also on top of the 12th floor roof we have 10 <text:span text:style-name="T2">kva*</text:span> solar panel system which helps produce energy for the building. We have a very energy efficient <text:span text:style-name="T2">HVAC</text:span> system. We get our steam and chilled water from the central plant instead of having the equipment be stand alone.</text:p>
      <text:p text:style-name="P8"/>
      <text:p text:style-name="P13"><text:span text:style-name="T3">*1 kva = </text:span>kilo-volt-ampere</text:p>
      <text:p text:style-name="P13"/>
      <text:p text:style-name="P8">Other parts of the building that make it very energy efficient is the low E glass windows, the windows are also operable windows so the students can open the windows to assist with heating and cooling and actually not use their heating or cooling unit.</text:p>
      <text:p text:style-name="P8"/>
      <text:p text:style-name="P8">GREEN AMENITIES</text:p>
      <text:p text:style-name="P8">Each of the rooms are suite style. The one bedroom, 2 bedroom and 3, they have their own sinks, toilets and showers as part of the rooms. They have motion sensor to turn the lights off and on as you occupy the space. And also the <text:span text:style-name="T2">HVAC</text:span> unit has motion sensors. Each floor has a built-in recycle shoot and also each floor has a Brita hydration station which provides chilled filtered water.</text:p>
      <text:p text:style-name="P8"/>
      <text:p text:style-name="P8">All of the interior lighting is florescent, all of the exterior lighting is LED which really reduces the electrical load <text:span text:style-name="T2">of</text:span> the building and all the plants selected for landscaping use minim<text:span text:style-name="T2">um</text:span> water. </text:p>
      <text:p text:style-name="P8"/>
      <text:p text:style-name="P8">The building has outside <text:span text:style-name="T2">lockable bicycle</text:span> storage and and also has an indoor bicycle storage area which you can access from the outside with your ID card.</text:p>
      <text:p text:style-name="P8"/>
      <text:p text:style-name="P8">In the main lobby we reused the original <text:span text:style-name="T2">lime </text:span>stone and brick <text:span text:style-name="T2">stone</text:span>, date-stone and installed it as a memory of the old Des Place build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7T15:10:40.828366427</meta:creation-date>
    <dc:date>2015-08-31T16:06:07.011909572</dc:date>
    <meta:editing-duration>PT14M48S</meta:editing-duration>
    <meta:editing-cycles>2</meta:editing-cycles>
    <meta:generator>LibreOffice/4.2.8.2$Linux_X86_64 LibreOffice_project/420m0$Build-2</meta:generator>
    <meta:document-statistic meta:table-count="1" meta:image-count="0" meta:object-count="0" meta:page-count="2" meta:paragraph-count="58" meta:word-count="861" meta:character-count="4848" meta:non-whitespace-character-count="4026"/>
  </office:meta>
</office:document-meta>
</file>